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8in"/>
    </style:style>
    <style:style style:name="co2" style:family="table-column">
      <style:table-column-properties fo:break-before="auto" style:column-width="2.107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NFIRMATION</text:p>
          </table:table-cell>
          <table:table-cell office:value-type="string">
            <text:p>Charlie Parker Omnibook Eb.pd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OOSE THE MOOCH E <text:s text:c="31"/></text:p>
          </table:table-cell>
          <table:table-cell office:value-type="string">
            <text:p>Charlie Parker Omnibook Eb.pd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ORNITHOLOGY <text:s text:c="37"/></text:p>
          </table:table-cell>
          <table:table-cell office:value-type="string">
            <text:p>Charlie Parker Omnibook Eb.pdf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YARDBIRD SUITE</text:p>
          </table:table-cell>
          <table:table-cell office:value-type="string">
            <text:p>Charlie Parker Omnibook Eb.pdf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ANTHROPOLOGY</text:p>
          </table:table-cell>
          <table:table-cell office:value-type="string">
            <text:p>Charlie Parker Omnibook Eb.pdf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WEY SQUARE <text:s text:c="36"/></text:p>
          </table:table-cell>
          <table:table-cell office:value-type="string">
            <text:p>Charlie Parker Omnibook Eb.pdf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SCRAPPLE FROM THE_ APPLE <text:s text:c="24"/></text:p>
          </table:table-cell>
          <table:table-cell office:value-type="string">
            <text:p>Charlie Parker Omnibook Eb.pdf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UES FOR ALICE </text:p>
          </table:table-cell>
          <table:table-cell office:value-type="string">
            <text:p>Charlie Parker Omnibook Eb.pdf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K. C. BLUES <text:s text:c="25"/></text:p>
          </table:table-cell>
          <table:table-cell office:value-type="string">
            <text:p>Charlie Parker Omnibook Eb.pdf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ELERITY‘</text:p>
          </table:table-cell>
          <table:table-cell office:value-type="string">
            <text:p>Charlie Parker Omnibook Eb.pdf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U PRIVAVE (No. 1)</text:p>
          </table:table-cell>
          <table:table-cell office:value-type="string">
            <text:p>Charlie Parker Omnibook Eb.pdf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U PRIVAVE (No 2)</text:p>
          </table:table-cell>
          <table:table-cell office:value-type="string">
            <text:p>Charlie Parker Omnibook Eb.pdf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HICHI</text:p>
          </table:table-cell>
          <table:table-cell office:value-type="string">
            <text:p>Charlie Parker Omnibook Eb.pdf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SMIC RAYS <text:s/></text:p>
          </table:table-cell>
          <table:table-cell office:value-type="string">
            <text:p>Charlie Parker Omnibook Eb.pdf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AIRD BAIRD <text:s text:c="36"/></text:p>
          </table:table-cell>
          <table:table-cell office:value-type="string">
            <text:p>Charlie Parker Omnibook Eb.pdf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HE ROTE (No 1) <text:s text:c="33"/></text:p>
          </table:table-cell>
          <table:table-cell office:value-type="string">
            <text:p>Charlie Parker Omnibook Eb.pdf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HE ROTE (No 2) <text:s text:c="33"/></text:p>
          </table:table-cell>
          <table:table-cell office:value-type="string">
            <text:p>Charlie Parker Omnibook Eb.pdf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OHAWK (No. 1) <text:s text:c="34"/></text:p>
          </table:table-cell>
          <table:table-cell office:value-type="string">
            <text:p>Charlie Parker Omnibook Eb.pdf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ONSTELLATION <text:s text:c="35"/></text:p>
          </table:table-cell>
          <table:table-cell office:value-type="string">
            <text:p>Charlie Parker Omnibook Eb.pdf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OHAWK (No 2). <text:s text:c="34"/></text:p>
          </table:table-cell>
          <table:table-cell office:value-type="string">
            <text:p>Charlie Parker Omnibook Eb.pdf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N OSCAR FOR TREADWELL <text:s text:c="26"/></text:p>
          </table:table-cell>
          <table:table-cell office:value-type="string">
            <text:p>Charlie Parker Omnibook Eb.pdf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DONNA LEE <text:s text:c="39"/></text:p>
          </table:table-cell>
          <table:table-cell office:value-type="string">
            <text:p>Charlie Parker Omnibook Eb.pdf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KIM (No 1) <text:s text:c="38"/></text:p>
          </table:table-cell>
          <table:table-cell office:value-type="string">
            <text:p>Charlie Parker Omnibook Eb.pdf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KIM (No. </text:p>
          </table:table-cell>
          <table:table-cell office:value-type="string">
            <text:p>Charlie Parker Omnibook Eb.pdf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CHERYL</text:p>
          </table:table-cell>
          <table:table-cell office:value-type="string">
            <text:p>Charlie Parker Omnibook Eb.pdf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HRIVING FROM A RIFF <text:s text:c="28"/></text:p>
          </table:table-cell>
          <table:table-cell office:value-type="string">
            <text:p>Charlie Parker Omnibook Eb.pdf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KO KO <text:s text:c="28"/></text:p>
          </table:table-cell>
          <table:table-cell office:value-type="string">
            <text:p>Charlie Parker Omnibook Eb.pdf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RED CROSS <text:s text:c="38"/></text:p>
          </table:table-cell>
          <table:table-cell office:value-type="string">
            <text:p>Charlie Parker Omnibook Eb.pdf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RMADUKE <text:s text:c="29"/></text:p>
          </table:table-cell>
          <table:table-cell office:value-type="string">
            <text:p>Charlie Parker Omnibook Eb.pdf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Charlie Parker Omnibook Eb.pdf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PERHAPS <text:s text:c="41"/></text:p>
          </table:table-cell>
          <table:table-cell office:value-type="string">
            <text:p>Charlie Parker Omnibook Eb.pdf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NOW'S THE TIME (No 1) <text:s text:c="27"/></text:p>
          </table:table-cell>
          <table:table-cell office:value-type="string">
            <text:p>Charlie Parker Omnibook Eb.pdf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NOW'S THE TIME (No. 2) <text:s text:c="26"/></text:p>
          </table:table-cell>
          <table:table-cell office:value-type="string">
            <text:p>Charlie Parker Omnibook Eb.pdf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BUZZY</text:p>
          </table:table-cell>
          <table:table-cell office:value-type="string">
            <text:p>Charlie Parker Omnibook Eb.pdf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BILLIE'S BOUNCE (BILL'S BOUNCE)</text:p>
          </table:table-cell>
          <table:table-cell office:value-type="string">
            <text:p>Charlie Parker Omnibook Eb.pdf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CHASING THE BIRD </text:p>
          </table:table-cell>
          <table:table-cell office:value-type="string">
            <text:p>Charlie Parker Omnibook Eb.pdf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BLUE BIRD</text:p>
          </table:table-cell>
          <table:table-cell office:value-type="string">
            <text:p>Charlie Parker Omnibook Eb.pdf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AH-LEU-CHA (AH LEV CHA)</text:p>
          </table:table-cell>
          <table:table-cell office:value-type="string">
            <text:p>Charlie Parker Omnibook Eb.pdf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KLAUN STANCE <text:s text:c="36"/></text:p>
          </table:table-cell>
          <table:table-cell office:value-type="string">
            <text:p>Charlie Parker Omnibook Eb.pdf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CARD BOARD</text:p>
          </table:table-cell>
          <table:table-cell office:value-type="string">
            <text:p>Charlie Parker Omnibook Eb.pdf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BIRD GETS THE WORM</text:p>
          </table:table-cell>
          <table:table-cell office:value-type="string">
            <text:p>Charlie Parker Omnibook Eb.pdf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SEGMENT</text:p>
          </table:table-cell>
          <table:table-cell office:value-type="string">
            <text:p>Charlie Parker Omnibook Eb.pdf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VISA <text:s text:c="44"/></text:p>
          </table:table-cell>
          <table:table-cell office:value-type="string">
            <text:p>Charlie Parker Omnibook Eb.pdf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PASSPORT <text:s text:c="40"/></text:p>
          </table:table-cell>
          <table:table-cell office:value-type="string">
            <text:p>Charlie Parker Omnibook Eb.pdf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ANOTHER HAIRDO</text:p>
          </table:table-cell>
          <table:table-cell office:value-type="string">
            <text:p>Charlie Parker Omnibook Eb.pdf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BACK HOME BLUES</text:p>
          </table:table-cell>
          <table:table-cell office:value-type="string">
            <text:p>Charlie Parker Omnibook Eb.pdf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BLOOMDIDO</text:p>
          </table:table-cell>
          <table:table-cell office:value-type="string">
            <text:p>Charlie Parker Omnibook Eb.pdf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THE BIRD</text:p>
          </table:table-cell>
          <table:table-cell office:value-type="string">
            <text:p>Charlie Parker Omnibook Eb.pdf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STEEPLECHASE <text:s text:c="36"/></text:p>
          </table:table-cell>
          <table:table-cell office:value-type="string">
            <text:p>Charlie Parker Omnibook Eb.pdf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DIVERSE <text:s text:c="41"/></text:p>
          </table:table-cell>
          <table:table-cell office:value-type="string">
            <text:p>Charlie Parker Omnibook Eb.pdf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MERRY-GO-ROUND <text:s text:c="34"/></text:p>
          </table:table-cell>
          <table:table-cell office:value-type="string">
            <text:p>Charlie Parker Omnibook Eb.pdf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MY LITTLE SUEDE SHOES <text:s text:c="27"/></text:p>
          </table:table-cell>
          <table:table-cell office:value-type="string">
            <text:p>Charlie Parker Omnibook Eb.pdf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RELAXING WITH LEE</text:p>
          </table:table-cell>
          <table:table-cell office:value-type="string">
            <text:p>Charlie Parker Omnibook Eb.pdf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BLUES (FAST)</text:p>
          </table:table-cell>
          <table:table-cell office:value-type="string">
            <text:p>Charlie Parker Omnibook Eb.pdf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SHAWNUFF <text:s text:c="40"/></text:p>
          </table:table-cell>
          <table:table-cell office:value-type="string">
            <text:p>Charlie Parker Omnibook Eb.pdf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LEAP FROG <text:s text:c="20"/></text:p>
          </table:table-cell>
          <table:table-cell office:value-type="string">
            <text:p>Charlie Parker Omnibook Eb.pdf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PARKER'S MOOD <text:s text:c="12"/></text:p>
          </table:table-cell>
          <table:table-cell office:value-type="string">
            <text:p>Charlie Parker Omnibook Eb.pdf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WARMING UP A RIFF</text:p>
          </table:table-cell>
          <table:table-cell office:value-type="string">
            <text:p>Charlie Parker Omnibook Eb.pdf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SI ST <text:s text:c="43"/></text:p>
          </table:table-cell>
          <table:table-cell office:value-type="string">
            <text:p>Charlie Parker Omnibook Eb.pdf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BALLADE</text:p>
          </table:table-cell>
          <table:table-cell office:value-type="string">
            <text:p>Charlie Parker Omnibook Eb.pdf</text:p>
          </table:table-cell>
          <table:table-cell office:value-type="float" office:value="147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" meta:object-count="0"/>
    <meta:generator>LibreOffice/4.0.1.2$MacOSX_x86 LibreOffice_project/84102822e3d61eb989ddd325abf1ac077904985</meta:generator>
  </office:meta>
</office:document-meta>
</file>